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62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2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2">
            <text:p>Termine</text:p>
          </table:table-cell>
          <table:table-cell office:value-type="string" table:style-name="ce1">
            <text:p>Fecha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2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 es su asistente digital de los malteses. Aquí encontrará información local, fechas y consejos de su institución. ¡Siempre al día y en su idiom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2">
            <text:p>Termine</text:p>
          </table:table-cell>
          <table:table-cell office:value-type="string" table:style-name="ce1">
            <text:p>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2">
            <text:p>Dieser Termin wurde leider nicht gefunden.</text:p>
          </table:table-cell>
          <table:table-cell office:value-type="string" table:style-name="ce1">
            <text:p>Desgraciadamente no se ha encontrado esta fech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2">
            <text:p>Zu den Terminen</text:p>
          </table:table-cell>
          <table:table-cell office:value-type="string" table:style-name="ce1">
            <text:p>Ir a 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2">
            <text:p>Termine</text:p>
          </table:table-cell>
          <table:table-cell office:value-type="string" table:style-name="ce1">
            <text:p>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2">
            <text:p>Es gibt aktuell keine Termine.</text:p>
          </table:table-cell>
          <table:table-cell office:value-type="string" table:style-name="ce1">
            <text:p>Actualmente no hay fecha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2">
            <text:p>Inhalt des Termins "{{event}}"</text:p>
          </table:table-cell>
          <table:table-cell office:value-type="string" table:style-name="ce1">
            <text:p>Contenido de la fecha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2">
            <text:p>{{appName}} ist Ihr digitaler Helfer von den Maltesern</text:p>
          </table:table-cell>
          <table:table-cell office:value-type="string" table:style-name="ce1">
            <text:p>{{appName}} es su asistente digital de los maltese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2">
            <text:p>Termine</text:p>
          </table:table-cell>
          <table:table-cell office:value-type="string" table:style-name="ce1">
            <text:p>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2">
            <text:p>Aktuelle Termine und Veranstaltungen</text:p>
          </table:table-cell>
          <table:table-cell office:value-type="string" table:style-name="ce1">
            <text:p>Eventos actuales y 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2">
            <text:p>Termine</text:p>
          </table:table-cell>
          <table:table-cell office:value-type="string" table:style-name="ce1">
            <text:p>Fech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2">
            <text:p>Keine Termine</text:p>
          </table:table-cell>
          <table:table-cell office:value-type="string" table:style-name="ce1">
            <text:p>No hay fechas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Isabel</dc:creator>
    <meta:creation-date>2020-08-07T15:36:57Z</meta:creation-date>
    <dc:date>2020-08-07T15:37:09Z</dc:date>
  </office:meta>
</office:document-meta>
</file>